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sine" svg:font-family="Cousine" style:font-family-generic="modern" style:font-pitch="fixed"/>
    <style:font-face style:name="Caladea" svg:font-family="Caladea"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itle">
      <style:paragraph-properties fo:text-align="start" style:justify-single-word="false"/>
      <style:text-properties style:font-name="Caladea"/>
    </style:style>
    <style:style style:name="P2" style:family="paragraph" style:parent-style-name="Heading_20_1">
      <style:text-properties style:font-name="Caladea"/>
    </style:style>
    <style:style style:name="P3" style:family="paragraph" style:parent-style-name="Heading_20_1">
      <style:paragraph-properties fo:text-align="start" style:justify-single-word="false"/>
      <style:text-properties style:font-name="Caladea"/>
    </style:style>
    <style:style style:name="P4" style:family="paragraph" style:parent-style-name="Standard">
      <style:text-properties fo:color="#666666" style:font-name="Caladea" officeooo:rsid="00023141" officeooo:paragraph-rsid="00023141"/>
    </style:style>
    <style:style style:name="P5" style:family="paragraph" style:parent-style-name="Standard">
      <style:text-properties fo:color="#666666" style:font-name="Caladea" officeooo:rsid="00023141" officeooo:paragraph-rsid="0004aaa8"/>
    </style:style>
    <style:style style:name="P6" style:family="paragraph" style:parent-style-name="Standard">
      <style:text-properties fo:color="#666666" style:font-name="Caladea" officeooo:rsid="00023141" officeooo:paragraph-rsid="00032188"/>
    </style:style>
    <style:style style:name="P7" style:family="paragraph" style:parent-style-name="Standard">
      <style:text-properties fo:color="#666666" style:font-name="Caladea" officeooo:rsid="0004aaa8" officeooo:paragraph-rsid="0004aaa8"/>
    </style:style>
    <style:style style:name="P8" style:family="paragraph" style:parent-style-name="Standard">
      <style:text-properties fo:color="#666666" style:font-name="Caladea" officeooo:rsid="00032188" officeooo:paragraph-rsid="00032188"/>
    </style:style>
    <style:style style:name="P9" style:family="paragraph" style:parent-style-name="Standard">
      <style:text-properties style:font-name="Caladea" officeooo:rsid="00023141" officeooo:paragraph-rsid="00023141"/>
    </style:style>
    <style:style style:name="P10" style:family="paragraph" style:parent-style-name="Standard">
      <style:text-properties style:font-name="Caladea" officeooo:rsid="0004aaa8" officeooo:paragraph-rsid="0004aaa8"/>
    </style:style>
    <style:style style:name="P11" style:family="paragraph" style:parent-style-name="Standard">
      <style:text-properties style:font-name="Caladea" officeooo:rsid="00032188" officeooo:paragraph-rsid="00032188"/>
    </style:style>
    <style:style style:name="P12" style:family="paragraph" style:parent-style-name="Standard" style:list-style-name="L1">
      <style:text-properties style:font-name="Caladea" officeooo:rsid="00032188" officeooo:paragraph-rsid="00032188"/>
    </style:style>
    <style:style style:name="P13" style:family="paragraph" style:parent-style-name="Standard" style:list-style-name="L1">
      <style:text-properties style:font-name="Caladea" officeooo:paragraph-rsid="00023141"/>
    </style:style>
    <style:style style:name="P14" style:family="paragraph" style:parent-style-name="Header">
      <style:paragraph-properties fo:text-align="start" style:justify-single-word="false"/>
      <style:text-properties fo:color="#666666" style:font-name="Cousine" officeooo:rsid="00052379" officeooo:paragraph-rsid="00052379"/>
    </style:style>
    <style:style style:name="T1" style:family="text">
      <style:text-properties officeooo:rsid="00023141"/>
    </style:style>
    <style:style style:name="T2" style:family="text">
      <style:text-properties officeooo:rsid="00032188"/>
    </style:style>
    <style:style style:name="T3" style:family="text">
      <style:text-properties officeooo:rsid="0004aaa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ctica No 3</text:p>
      <text:h text:style-name="P3" text:outline-level="1">Introducción</text:h>
      <text:p text:style-name="P9"/>
      <text:p text:style-name="P9">Debido a que lex solo retorna valores enteros, es necesario tener una manera de almacenar los valores de los tokens reconocidos en un archivo fuente para este fin se utiliza la variable yylval. La variable yylval guarda el valor del token actual, entonces esta variable se actualizara cada vez que se reconozca un nuevo token.</text:p>
      <text:p text:style-name="P9"/>
      <text:p text:style-name="P9">Otra de las características importantes de lex es el uso de los estados léxicos, estos se usan para definir que expresiones regulares están activas en diferentes momentos de la ejecución del programa; dentro de las acciones léxicas a ejecutar se definen las transiciones de un estado a otro, lo cual da mayor flexibilidad al programador para manipular el autómata generado por lex.</text:p>
      <text:p text:style-name="P9"/>
      <text:h text:style-name="P2" text:outline-level="1">Desarrollo</text:h>
      <text:p text:style-name="P9"/>
      <text:p text:style-name="P9">1. Copiar el código proporcionado en un archivo llamado valor.h</text:p>
      <text:p text:style-name="P9"/>
      <text:p text:style-name="P9">Debido a que no se esta usando yacc se debe declarar en un archivo de cabecera la definición de la variable yylval para poder utilizarla.</text:p>
      <text:p text:style-name="P9"/>
      <text:p text:style-name="P9">2. Crear un archivo llamado ejemmplo2.l con el código siguiente</text:p>
      <text:p text:style-name="P9"/>
      <text:p text:style-name="P4">%{</text:p>
      <text:p text:style-name="P4"># include &lt;stdio.h&gt;</text:p>
      <text:p text:style-name="P4"># include &lt;stdlib.h&gt;</text:p>
      <text:p text:style-name="P4"># include &lt;string.h&gt;</text:p>
      <text:p text:style-name="P4"># include "valor.h"</text:p>
      <text:p text:style-name="P4">%}</text:p>
      <text:p text:style-name="P4">letra [a-zA-Z]</text:p>
      <text:p text:style-name="P4">digito [0-9]</text:p>
      <text:p text:style-name="P5">%option yylineno<text:span text:style-name="T3">%{</text:span></text:p>
      <text:p text:style-name="P7"/>
      <text:p text:style-name="P7"><text:tab/>#include &lt;stdio.h&gt;</text:p>
      <text:p text:style-name="P7">%}</text:p>
      <text:p text:style-name="P7">%x comment</text:p>
      <text:p text:style-name="P7"/>
      <text:p text:style-name="P7">%%</text:p>
      <text:p text:style-name="P7"/>
      <text:p text:style-name="P7"><text:s text:c="5"/></text:p>
      <text:p text:style-name="P7">&lt;INITIAL&gt;"/*" <text:s text:c="8"/>{BEGIN(comment);}</text:p>
      <text:p text:style-name="P7"><text:soft-page-break/>&lt;comment&gt;[^*\n]* <text:s text:c="7"/></text:p>
      <text:p text:style-name="P7">&lt;comment&gt;"*"+[^*/\n]* <text:s text:c="2"/></text:p>
      <text:p text:style-name="P7">&lt;comment&gt;\n <text:s text:c="12"/></text:p>
      <text:p text:style-name="P7">&lt;comment&gt;"*"+"/" <text:s text:c="7"/>{BEGIN(INITIAL); printf("comment\n");}</text:p>
      <text:p text:style-name="P7"/>
      <text:p text:style-name="P7">%%</text:p>
      <text:p text:style-name="P7"/>
      <text:p text:style-name="P7">int main () {</text:p>
      <text:p text:style-name="P7">yylex () ;</text:p>
      <text:p text:style-name="P7">return 0;</text:p>
      <text:p text:style-name="P7">}</text:p>
      <text:p text:style-name="P4">%%</text:p>
      <text:p text:style-name="P4">{letra}+ <text:s text:c="3"/>{yylval.sval=( char *) realloc ( yylval.sval , yyleng * sizeof ( char )) ; strcpy ( yylval.sval , yytext ); return ID;}</text:p>
      <text:p text:style-name="P4">{digito}+ <text:s text:c="2"/>{ yylval.ival = atoi ( yytext ); <text:s/>return ENTERO;}</text:p>
      <text:p text:style-name="P4">{digito}*"."{digito}+ <text:s text:c="2"/>{ yylval.dval = atof ( yytext ) ; <text:s/>return DOUBLE;}</text:p>
      <text:p text:style-name="P4">{digito}*"."{digito}+[Ff] <text:s/>{ yylval.dval = atof ( yytext ); <text:s text:c="2"/>return REAL;}</text:p>
      <text:p text:style-name="P4">%%</text:p>
      <text:p text:style-name="P4">int yywrap(){</text:p>
      <text:p text:style-name="P4">return 1;</text:p>
      <text:p text:style-name="P4">}</text:p>
      <text:p text:style-name="P4">int main ( int argc , char ** argv ){</text:p>
      <text:p text:style-name="P4"><text:s text:c="4"/>if( argc &gt; 1) {</text:p>
      <text:p text:style-name="P4"><text:s text:c="8"/>FILE * file ;</text:p>
      <text:p text:style-name="P4"><text:s text:c="8"/>file = fopen ( argv [1] , "r") ;</text:p>
      <text:p text:style-name="P4"><text:s text:c="8"/>if (! file ) {</text:p>
      <text:p text:style-name="P4"><text:s text:c="12"/>fprintf (stderr , "No se puede abrir el archivo %s \n", argv[1]);</text:p>
      <text:p text:style-name="P4"><text:s text:c="12"/>exit (1) ;</text:p>
      <text:p text:style-name="P4"><text:s text:c="8"/>}</text:p>
      <text:p text:style-name="P4"><text:s text:c="8"/>yyin = file ;</text:p>
      <text:p text:style-name="P4"><text:s text:c="4"/>}</text:p>
      <text:p text:style-name="P4"><text:s text:c="4"/>int res=yylex ();</text:p>
      <text:p text:style-name="P4"><text:s text:c="4"/>while(res){<text:tab/><text:tab/>//Revisa si se llegó al final del archivo</text:p>
      <text:p text:style-name="P4"><text:s text:c="8"/>printf("&lt;%d&gt;",res); //Imprime el valor de la clase del token encontrado</text:p>
      <text:p text:style-name="P4"><text:s text:c="8"/>res=yylex (); <text:tab/>//Guarda el valor de yylex()</text:p>
      <text:p text:style-name="P4"><text:s text:c="4"/>}</text:p>
      <text:p text:style-name="P4"><text:s text:c="4"/>fclose ( yyin ) ;</text:p>
      <text:p text:style-name="P4"><text:s text:c="4"/>return 0;</text:p>
      <text:p text:style-name="P4">}</text:p>
      <text:p text:style-name="P9"/>
      <text:p text:style-name="P9">Compilar y ejecutar el programa.</text:p>
      <text:p text:style-name="P9"/>
      <text:p text:style-name="P9">(a) ¿Para qué y cómo se utiliza la función realloc?</text:p>
      <text:p text:style-name="P10">Es una función que recibe un apuntador y un entero y se encarga de reservar la cantidad de bytes especificada por el entero y que dicho apuntador tenga esa memoria disponible</text:p>
      <text:p text:style-name="P9"/>
      <text:p text:style-name="P9"><text:soft-page-break/>(b) Modifique las líıneas donde se declaran los flotantes y los doubles de tal manera que la línea donde aparecen los flotantes esté un renglón más arriba que la de los doubles. Compilar y ejecutar. ¿Qué ocurre con el analizador?</text:p>
      <text:p text:style-name="P10">El analizador léxico sigue funcionando correctamente, sin embargo es importante tener en cuenta la jerarquía de las reglas y el orden en el que se escriben, ya que existen reglas que pueden 'absorber' a otras y ocasionar que algunos casos sean 'imposibles' de alcanzar.</text:p>
      <text:p text:style-name="P10"/>
      <text:p text:style-name="P9">(c) ¿Para que sirve %option yyline?</text:p>
      <text:p text:style-name="P11">Al escribir esa instrucción se le indica a lex que debe lleva una guía del número de línea que va leyendo de forma que al llamar a yylex en formas consecuentes continúe correctamente leyendo el archivo</text:p>
      <text:p text:style-name="P9"/>
      <text:p text:style-name="P9">(d) Modifique el programa y quite la declaración de la función yywrap y en su lugar utilice la opción noyywrap, la cual sustituye a dicha función.</text:p>
      <text:p text:style-name="P9"/>
      <text:p text:style-name="P9">3. Investigar para que sirven las funciones yyless y yymore y poner un ejemplo de como usar cada una de ellas en el código anterior</text:p>
      <text:list xml:id="list1819540086108359406" text:style-name="L1">
        <text:list-item>
          <text:p text:style-name="P13"><text:span text:style-name="T1">yyless(n) es una función que al llamarla guarda el resultante de yytext a excepción de los primeros n caracteres de la cadena, y la concatena con el yytext actual.</text:span></text:p>
        </text:list-item>
        <text:list-item>
          <text:p text:style-name="P12">yymore() es una función que guarda el yytext y concatena con el siguiente.</text:p>
        </text:list-item>
      </text:list>
      <text:p text:style-name="P9"/>
      <text:p text:style-name="P9">4. En ocasiones es <text:span text:style-name="T2">ú</text:span>til el uso de estados para facilitar la tarea de reconocimiento del analizador l<text:span text:style-name="T2">é</text:span>xico. En lex los estados se definen en la secci<text:span text:style-name="T2">ó</text:span>n de definiciones de la manera siguiente:</text:p>
      <text:p text:style-name="P9">%x nombre_estado</text:p>
      <text:p text:style-name="P9">%s nombre_estado</text:p>
      <text:p text:style-name="P9">y se utiliza la instrucci<text:span text:style-name="T2">ó</text:span>n BEGIN para hacer el cambio de un estado a otro.</text:p>
      <text:p text:style-name="P9"/>
      <text:p text:style-name="P9">BEGIN nombre_estado ;</text:p>
      <text:p text:style-name="P9"/>
      <text:p text:style-name="P9">Esta instrucci<text:span text:style-name="T2">ó</text:span>n se debe colocar dentro de las acciones l<text:span text:style-name="T2">é</text:span>xicas correspondientes a cada expresi<text:span text:style-name="T2">ó</text:span>n regular donde se requiera una transici<text:span text:style-name="T2">ó</text:span>n.</text:p>
      <text:p text:style-name="P9"/>
      <text:p text:style-name="P9">5. El AFD de la figura 1 reconoce las cadenas sobre Σ = {a b} donde nunca se repite m<text:span text:style-name="T2">á</text:span>s de dos veces una letra, generar una expresi<text:span text:style-name="T2">ó</text:span>n regular para este AFD ser ́a muy compleja por ello se hace uso de los estados.</text:p>
      <text:p text:style-name="P9"/>
      <text:p text:style-name="P9">El c<text:span text:style-name="T2">ó</text:span>digo para el AFD de la figura 1 es el siguiente</text:p>
      <text:p text:style-name="P9"/>
      <text:p text:style-name="P9">Figure 1: AFD para cadenas que no admiten dos letras iguales consecutivas</text:p>
      <text:p text:style-name="P9"/>
      <text:p text:style-name="P9">(a) ¿Qu<text:span text:style-name="T2">é</text:span> es INITIAL?</text:p>
      <text:p text:style-name="P9"><text:tab/><text:span text:style-name="T2">Es el estado de inicio del autómata</text:span></text:p>
      <text:p text:style-name="P9"/>
      <text:p text:style-name="P9">(b) ¿Con qu<text:span text:style-name="T2">é</text:span> instrucciones se declara un estado?</text:p>
      <text:p text:style-name="P9"><text:tab/>%<text:span text:style-name="T2">x y %s , dependiendo del tipo de estado que se quiera usar.</text:span></text:p>
      <text:p text:style-name="P9"/>
      <text:p text:style-name="P9"><text:soft-page-break/>(c) ¿C<text:span text:style-name="T2">ó</text:span>mo se cambia de un estado a otr<text:span text:style-name="T2">o</text:span>?</text:p>
      <text:p text:style-name="P9"><text:tab/><text:span text:style-name="T2">Con la función BEGIN(), poniendo de parámetro la etiqueta con la cual el estado se identificó</text:span></text:p>
      <text:p text:style-name="P9"/>
      <text:p text:style-name="P9"/>
      <text:p text:style-name="P9"/>
      <text:p text:style-name="P9"/>
      <text:p text:style-name="P9">6. Programe en lex el AFD</text:p>
      <text:p text:style-name="P9"/>
      <text:p text:style-name="P8">%{</text:p>
      <text:p text:style-name="P8"># include &lt;stdio.h&gt;</text:p>
      <text:p text:style-name="P8">%}</text:p>
      <text:p text:style-name="P8">%option noyywrap</text:p>
      <text:p text:style-name="P8"/>
      <text:p text:style-name="P8">letra [a-z]</text:p>
      <text:p text:style-name="P8">digito [0-9]</text:p>
      <text:p text:style-name="P8"/>
      <text:p text:style-name="P8">%x uno</text:p>
      <text:p text:style-name="P8">%x dos</text:p>
      <text:p text:style-name="P8">%x tres</text:p>
      <text:p text:style-name="P8">%x cuatro</text:p>
      <text:p text:style-name="P8">%s cinco</text:p>
      <text:p text:style-name="P8">%s seis</text:p>
      <text:p text:style-name="P8">%s siete</text:p>
      <text:p text:style-name="P8"/>
      <text:p text:style-name="P8">%%</text:p>
      <text:p text:style-name="P8"/>
      <text:p text:style-name="P8">&lt;INITIAL&gt;{letra} {BEGIN uno; printf("cero a uno");}</text:p>
      <text:p text:style-name="P8">&lt;INITIAL&gt;{digito} {BEGIN cuatro; printf("cero a cuatro");}</text:p>
      <text:p text:style-name="P8">&lt;INITIAL&gt;- {BEGIN tres; printf("cero a tres");}</text:p>
      <text:p text:style-name="P8">&lt;INITIAL&gt;"+" {BEGIN dos; printf("cero a dos");}</text:p>
      <text:p text:style-name="P8">&lt;uno&gt;{letra} {BEGIN uno; printf("uno a uno");}</text:p>
      <text:p text:style-name="P8">&lt;uno&gt;{digito} {BEGIN uno; printf("uno a uno");}</text:p>
      <text:p text:style-name="P8">&lt;cuatro&gt;{digito} {BEGIN cuatro; printf("cuatro a cuatro");}</text:p>
      <text:p text:style-name="P8">&lt;cuatro&gt;e {BEGIN cinco; printf("cuatro a cinco");}</text:p>
      <text:p text:style-name="P8">&lt;cinco&gt;{digito} {BEGIN siete; printf("cinco a siete");}</text:p>
      <text:p text:style-name="P8">&lt;cinco&gt;"-"|"+" {BEGIN seis; printf("cinco a seis");}</text:p>
      <text:p text:style-name="P8">&lt;seis&gt;{digito} {BEGIN siete; printf("seis a siete");}</text:p>
      <text:p text:style-name="P8">&lt;siete&gt;{digito} {BEGIN siete; printf("siete a siete");}</text:p>
      <text:p text:style-name="P8"/>
      <text:p text:style-name="P8">.|\n {}</text:p>
      <text:p text:style-name="P8">%%</text:p>
      <text:p text:style-name="P8">int main () {</text:p>
      <text:p text:style-name="P8">yylex () ;</text:p>
      <text:p text:style-name="P8">return 0;</text:p>
      <text:p text:style-name="P8">}</text:p>
      <text:p text:style-name="P9"><text:soft-page-break/>7. Programe un scanner que reconozca los comentarios del lenguaje C (/* ..... */) sin el uso de estados.</text:p>
      <text:p text:style-name="P9"><text:tab/></text:p>
      <text:p text:style-name="P6"><text:span text:style-name="T2">%{</text:span></text:p>
      <text:p text:style-name="P8"># <text:s text:c="2"/>include &lt;stdio.h&gt;</text:p>
      <text:p text:style-name="P8">%}</text:p>
      <text:p text:style-name="P8"/>
      <text:p text:style-name="P8">%%</text:p>
      <text:p text:style-name="P8"/>
      <text:p text:style-name="P8">"/*"([^*]|\*[^/])*"*/" {printf("Comentario\n");}</text:p>
      <text:p text:style-name="P8">[\n\t ] {}</text:p>
      <text:p text:style-name="P8">.+ {printf("No fue un comentario\n");}</text:p>
      <text:p text:style-name="P8">%%</text:p>
      <text:p text:style-name="P8"/>
      <text:p text:style-name="P8">int main () {</text:p>
      <text:p text:style-name="P8">yylex () ;</text:p>
      <text:p text:style-name="P8">return 0;</text:p>
      <text:p text:style-name="P8">}</text:p>
      <text:p text:style-name="P11"/>
      <text:p text:style-name="P9">8. Programe un scanner que reconozca los comentarios del lenguaje C (/* .... */) usando estados.</text:p>
      <text:p text:style-name="P8">%{</text:p>
      <text:p text:style-name="P8"><text:tab/>#include &lt;stdio.h&gt;</text:p>
      <text:p text:style-name="P8">%}</text:p>
      <text:p text:style-name="P8">%x comment</text:p>
      <text:p text:style-name="P8"/>
      <text:p text:style-name="P8">%% </text:p>
      <text:p text:style-name="P8">&lt;INITIAL&gt;"/*" <text:s text:c="8"/>{BEGIN(comment);}</text:p>
      <text:p text:style-name="P8">&lt;comment&gt;[^*\n]* <text:s text:c="7"/></text:p>
      <text:p text:style-name="P8">&lt;comment&gt;"*"+[^*/\n]* <text:s text:c="2"/></text:p>
      <text:p text:style-name="P8">&lt;comment&gt;\n <text:s text:c="12"/></text:p>
      <text:p text:style-name="P8">&lt;comment&gt;"*"+"/" <text:s text:c="7"/>{BEGIN(INITIAL); printf("comment\n");}</text:p>
      <text:p text:style-name="P8"/>
      <text:p text:style-name="P8">%%</text:p>
      <text:p text:style-name="P8">int main () {</text:p>
      <text:p text:style-name="P8">yylex () ;</text:p>
      <text:p text:style-name="P8">return 0;</text:p>
      <text:p text:style-name="P8">}</text:p>
      <text:p text:style-name="P9"/>
      <text:p text:style-name="P9">9. Escriba sus conclusiones</text:p>
      <text:p text:style-name="P9"/>
      <text:p text:style-name="P10">La elaboración de las actividades de la práctica, incentivó una investigación más amplia de lex y cómo funcionan sus operadores, las funciones que ocupa y las reglas que deben seguir.</text:p>
      <text:p text:style-name="P10"/>
      <text:p text:style-name="P10">A raíz de esto se notó cuestiones en el código proporcionado, como la inconveniencia de que en las reglas se encuentren valores de retorno con valor 0, ya que ese valor es el que devuelve yylex cuando llega al final del archivo que esté leyen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sine" svg:font-family="Cousine" style:font-family-generic="modern" style:font-pitch="fixed"/>
    <style:font-face style:name="Caladea" svg:font-family="Caladea"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color="#666666" style:font-name="Cousine" officeooo:rsid="00052379" officeooo:paragraph-rsid="00052379"/>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Cedillo Martínez Jesús Everardo – Compiladores – Práctica 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ver </meta:initial-creator>
    <meta:creation-date>2015-09-17T08:54:04.237141188</meta:creation-date>
    <dc:date>2015-09-17T09:44:39.792903285</dc:date>
    <dc:creator>Ever </dc:creator>
    <meta:editing-duration>PT3M32S</meta:editing-duration>
    <meta:editing-cycles>1</meta:editing-cycles>
    <meta:document-statistic meta:table-count="0" meta:image-count="0" meta:object-count="0" meta:page-count="5" meta:paragraph-count="152" meta:word-count="1124" meta:character-count="6786" meta:non-whitespace-character-count="5599"/>
    <meta:generator>LibreOffice/4.4.4.3$Linux_X86_64 LibreOffice_project/2c39ebcf046445232b798108aa8a7e7d89552ea8</meta:generator>
  </office:meta>
</office:document-meta>
</file>